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Heading_20_1" style:list-style-name=""/>
    <style:style style:name="P3" style:family="paragraph" style:parent-style-name="Heading_20_1">
      <style:text-properties fo:font-style="normal" style:font-style-asian="normal" style:font-style-complex="normal"/>
    </style:style>
    <style:style style:name="P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officeooo:rsid="001ca3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2" text:outline-level="1"/>
      <text:h text:style-name="P4" text:outline-level="1">Installation of pre-compiled binaries</text:h>
      <text:p text:style-name="Text_20_body">If you use the pre-compiled binaries, simply extract the files from the downloaded archive. <text:s/>For the VST plugin, you’ll then have to move the files to your plug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text:span text:style-name="T4">3</text:span></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change into this directory and run:</text:p>
      <text:p text:style-name="Standard"><text:span text:style-name="Source_20_Text"><text:s text:c="2"/>./configure --enable-float CC="gcc -m32"</text:span></text:p>
      <text:p text:style-name="Standard"><text:span text:style-name="Source_20_Text"><text:s text:c="2"/>make</text:span></text:p>
      <text:p text:style-name="Standard"><text:span text:style-name="Source_20_Text"><text:s text:c="2"/>mkdir bin/</text:span></text:p>
      <text:p text:style-name="Text_20_body"><text:span text:style-name="Source_20_Text"><text:s text:c="2"/>mv .libs/* bin/</text:span></text:p>
      <text:h text:style-name="Heading_20_3" text:outline-level="3">Installation on Microsoft Windows</text:h>
      <text:p text:style-name="Text_20_body">Extract the source code archive into the directory <text:span text:style-name="Source_20_Text">libraries/fftw3</text:span> and the archive containing the pre-compiled binaries into the directories <text:span text:style-name="Source_20_Text">libraries/fftw3/bin</text:span> and <text:span text:style-name="Source_20_Text"><text:span text:style-name="T3">%SystemDirectory%</text:span></text:span><text:span text:style-name="Strong_20_Emphasis"><text:span text:style-name="T2"> (usually </text:span></text:span><text:span text:style-name="Source_20_Text"><text:span text:style-name="T3">C:\WINDOWS\system32</text:span></text:span><text:span text:style-name="Strong_20_Emphasis"><text:span text:style-name="T2">).</text:span></text:span></text:p>
      <text:h text:style-name="Heading_20_2" text:outline-level="2">JUCE library (required)</text:h>
      <text:p text:style-name="Standard">Version:<text:tab/>1.5</text:p>
      <text:p text:style-name="Standard"><text:soft-page-break/>License:<text:tab/>GPL v2</text:p>
      <text:p text:style-name="Text_20_body">Homepage:<text:tab/><text:a xlink:type="simple" xlink:href="http://www.rawmaterialsoftware.com/juce.php">http://www.rawmaterialsoftware.com/juce.php</text:a></text:p>
      <text:h text:style-name="Heading_20_3" text:outline-level="3">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_premake</text:span></text:p>
      <text:p text:style-name="Text_20_body"><text:span text:style-name="Source_20_Text"><text:s text:c="2"/>make config=CFG TARGET</text:span></text:p>
      <text:p text:style-name="Text_20_body"><text:span text:style-name="T1">where </text:span><text:span text:style-name="Source_20_Text"><text:span text:style-name="T1">CFG</text:span></text:span><text:span text:style-name="T1"> is one of </text:span><text:span text:style-name="Source_20_Text"><text:span text:style-name="T1">debug32</text:span></text:span><text:span text:style-name="T1"> and </text:span><text:span text:style-name="Source_20_Text"><text:span text:style-name="T1">release32</text:span></text:span><text:span text:style-name="T1">, and </text:span><text:span text:style-name="Source_20_Text"><text:span text:style-name="T1">TARGET</text:span></text:span><text:span text:style-name="T1"> is one of </text:span><text:span text:style-name="Source_20_Text"><text:span text:style-name="T1">linux_standalone</text:span></text:span><text:span text:style-name="T1"> and </text:span><text:span text:style-name="Source_20_Text"><text:span text:style-name="T1">linux_vst</text:span></text:span><text:span text:style-name="T1">. <text:s/>You’ll find the binaries in the directory </text:span><text:span text:style-name="Source_20_Text"><text:span text:style-name="T1">bin</text:span></text:span><text:span text:style-name="T1">.</text:span></text:p>
      <text:h text:style-name="Heading_20_1" text:outline-level="1"><text:soft-page-break/>Building on Microsoft Windows</text:h>
      <text:p text:style-name="Text_20_body">After preparing the dependencies, change into the directory <text:span text:style-name="Source_20_Text"><text:span text:style-name="T1">build/windows/vc_2010</text:span></text:span><text:span text:style-name="T1">, open </text:span><text:span text:style-name="Source_20_Text"><text:span text:style-name="T1">K-Meter.vcxproj</text:span></text:span><text:span text:style-name="T1"> with Visual C++ 2010 and build the project. <text:s/>You’ll find the binaries in the directory </text:span><text:span text:style-name="Source_20_Text"><text:span text:style-name="T1">bin</text:span></text:span><text:span text:style-name="T1">.</text:span></text:p>
      <text:h text:style-name="P3" text:outline-level="1">Final words</text:h>
      <text:p text:style-name="Text_20_body"><text:span text:style-name="T1">I love to hear from people who use my applications. <text:s/>So if you can spare the time, have any suggestions or want to create a nice theme, head over to my website </text:span><text:a xlink:type="simple" xlink:href="http://www.mzuther.de/"><text:span text:style-name="T1">http://www.mzuther.de/</text:span></text:a><text:span text:style-name="T1"> and drop me an email!</text:span></text:p>
      <text:p text:style-name="P1">And now again: thanks for using free software. <text:s/>I hope you'll enjoy this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9$Build-9505</meta:generator>
    <dc:date>2010-11-28T20:51:43</dc:date>
    <meta:editing-duration>PT01H53M32S</meta:editing-duration>
    <meta:editing-cycles>112</meta:editing-cycles>
    <dc:title>K-Meter</dc:title>
    <dc:subject>Implementation of a K-System meter according to Bob Katz' specifications</dc:subject>
    <dc:creator>Martin Zuther</dc:creator>
    <meta:document-statistic meta:table-count="0" meta:image-count="0" meta:object-count="0" meta:page-count="4" meta:paragraph-count="66" meta:word-count="578" meta:character-count="4222"/>
  </office:meta>
</office:document-meta>
</file>